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3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" svg:font-family="'Nachlieli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David CLM" officeooo:rsid="02d00e5f" officeooo:paragraph-rsid="032aa1da" style:font-name-complex="David CLM"/>
    </style:style>
    <style:style style:name="P4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fo:font-size="12pt" officeooo:rsid="06f60635" officeooo:paragraph-rsid="06f60635" style:font-size-asian="12pt" style:font-name-complex="David CLM" style:font-size-complex="12pt"/>
    </style:style>
    <style:style style:name="P5" style:family="paragraph" style:parent-style-name="Heading_20_2">
      <style:paragraph-properties fo:text-align="end" style:justify-single-word="false" style:writing-mode="rl-tb"/>
      <style:text-properties style:use-window-font-color="true" loext:opacity="0%" style:font-name="David CLM" style:font-name-complex="David CLM"/>
    </style:style>
    <style:style style:name="P6" style:family="paragraph" style:parent-style-name="Heading_20_2">
      <style:paragraph-properties fo:line-height="100%" fo:text-align="end" style:justify-single-word="false" style:writing-mode="rl-tb"/>
      <style:text-properties style:use-window-font-color="true" loext:opacity="0%" style:font-name="David CLM" style:font-name-complex="David CLM"/>
    </style:style>
    <style:style style:name="P7" style:family="paragraph" style:parent-style-name="Heading_20_2">
      <style:paragraph-properties fo:line-height="100%" fo:text-align="end" style:justify-single-word="false" style:writing-mode="rl-tb"/>
      <style:text-properties fo:color="#468a1a" loext:opacity="100%" style:font-name="David CLM" fo:font-size="12pt" fo:language="en" fo:country="US" fo:font-style="normal" fo:font-weight="normal" officeooo:rsid="0719645f" officeooo:paragraph-rsid="0719645f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P8" style:family="paragraph" style:parent-style-name="Default_7e_LT_7e_Gliederung_20_1">
      <style:paragraph-properties fo:text-align="end" style:justify-single-word="false" style:writing-mode="rl-tb"/>
    </style:style>
    <style:style style:name="P9" style:family="paragraph" style:parent-style-name="Default_7e_LT_7e_Gliederung_20_1">
      <style:paragraph-properties fo:text-align="end" style:justify-single-word="false" style:writing-mode="rl-tb"/>
      <style:text-properties officeooo:paragraph-rsid="06fe5f73"/>
    </style:style>
    <style:style style:name="P10" style:family="paragraph" style:parent-style-name="Default_7e_LT_7e_Gliederung_20_1">
      <style:paragraph-properties fo:text-align="end" style:justify-single-word="false" style:writing-mode="rl-tb"/>
      <style:text-properties officeooo:paragraph-rsid="07071f8f"/>
    </style:style>
    <style:style style:name="P11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font-name="David CLM" fo:font-size="12pt" officeooo:paragraph-rsid="06f669c3" style:font-size-asian="12pt" style:font-name-complex="David CLM" style:font-size-complex="12pt"/>
    </style:style>
    <style:style style:name="P12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font-name="David CLM" fo:font-size="12pt" officeooo:paragraph-rsid="06f73d6a" style:font-size-asian="12pt" style:font-name-complex="David CLM" style:font-size-complex="12pt"/>
    </style:style>
    <style:style style:name="P13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font-name="David CLM" fo:font-size="12pt" officeooo:paragraph-rsid="06f87d89" style:font-size-asian="12pt" style:font-name-complex="David CLM" style:font-size-complex="12pt"/>
    </style:style>
    <style:style style:name="P14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font-name="David CLM" fo:font-size="12pt" officeooo:paragraph-rsid="06fbf160" style:font-size-asian="12pt" style:font-name-complex="David CLM" style:font-size-complex="12pt"/>
    </style:style>
    <style:style style:name="P15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font-name="David CLM" fo:font-size="12pt" officeooo:rsid="06f87d89" officeooo:paragraph-rsid="06f87d89" style:font-size-asian="12pt" style:font-name-complex="David CLM" style:font-size-complex="12pt"/>
    </style:style>
    <style:style style:name="P16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paragraph-rsid="06fbf160" style:letter-kerning="true" style:font-size-asian="12pt" style:font-style-asian="normal" style:font-weight-asian="normal" style:font-name-complex="David CLM" style:font-size-complex="12pt" style:text-emphasize="none"/>
    </style:style>
    <style:style style:name="P17" style:family="paragraph" style:parent-style-name="Default_7e_LT_7e_Gliederung_20_1">
      <style:paragraph-properties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66481" officeooo:paragraph-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P18" style:family="paragraph" style:parent-style-name="Default_7e_LT_7e_Gliederung_20_1">
      <style:paragraph-properties fo:text-align="end" style:justify-single-word="false" style:writing-mode="rl-tb"/>
      <style:text-properties officeooo:rsid="07066481" officeooo:paragraph-rsid="07066481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071f448e"/>
    </style:style>
    <style:style style:name="P20" style:family="paragraph" style:parent-style-name="Standard">
      <style:paragraph-properties fo:text-align="end" style:justify-single-word="false" style:writing-mode="rl-tb"/>
      <style:text-properties fo:font-weight="normal" officeooo:paragraph-rsid="071c8679" style:font-weight-asian="normal" style:font-weight-complex="normal"/>
    </style:style>
    <style:style style:name="P21" style:family="paragraph" style:parent-style-name="Default_7e_LT_7e_Gliederung_20_1">
      <style:paragraph-properties fo:text-align="start" style:justify-single-word="false" style:writing-mode="lr-tb"/>
      <style:text-properties style:use-window-font-color="true" loext:opacity="0%" style:font-name="David CLM" fo:font-size="12pt" officeooo:paragraph-rsid="06f50f70" style:font-size-asian="12pt" style:font-name-complex="David CLM" style:font-size-complex="12pt"/>
    </style:style>
    <style:style style:name="P22" style:family="paragraph" style:parent-style-name="Default_7e_LT_7e_Gliederung_20_1">
      <style:paragraph-properties fo:text-align="start" style:justify-single-word="false" style:writing-mode="lr-tb"/>
      <style:text-properties style:use-window-font-color="true" loext:opacity="0%" style:font-name="David CLM" fo:font-size="12pt" officeooo:paragraph-rsid="06fe5f73" style:font-size-asian="12pt" style:font-name-complex="David CLM" style:font-size-complex="12pt"/>
    </style:style>
    <style:style style:name="P23" style:family="paragraph" style:parent-style-name="Standard">
      <style:paragraph-properties fo:text-align="start" style:justify-single-word="false" style:writing-mode="lr-tb"/>
      <style:text-properties officeooo:paragraph-rsid="071baa5e"/>
    </style:style>
    <style:style style:name="P24" style:family="paragraph" style:parent-style-name="Standard">
      <style:paragraph-properties fo:text-align="start" style:justify-single-word="false" style:writing-mode="lr-tb"/>
      <style:text-properties officeooo:paragraph-rsid="071c8679"/>
    </style:style>
    <style:style style:name="P25" style:family="paragraph" style:parent-style-name="Default">
      <style:paragraph-properties fo:margin-left="0.7874in" fo:margin-right="0in" fo:margin-top="0in" fo:margin-bottom="0in" style:contextual-spacing="false" style:line-height-at-least="0.139in" fo:text-align="start" style:justify-single-word="false" fo:text-indent="0in" style:auto-text-indent="false" style:writing-mode="lr-tb"/>
      <style:text-properties style:use-window-font-color="true" loext:opacity="0%" style:font-name="David CLM" fo:font-size="12pt" officeooo:paragraph-rsid="06fe9b7b" style:font-size-asian="12pt" style:font-name-complex="David CLM" style:font-size-complex="12pt"/>
    </style:style>
    <style:style style:name="P26" style:family="paragraph" style:parent-style-name="Default">
      <style:paragraph-properties fo:margin-left="0.7874in" fo:margin-right="0in" fo:margin-top="0in" fo:margin-bottom="0in" style:contextual-spacing="false" style:line-height-at-least="0.139in" fo:text-align="start" style:justify-single-word="false" fo:text-indent="0in" style:auto-text-indent="false" style:writing-mode="lr-tb"/>
      <style:text-properties style:use-window-font-color="true" loext:opacity="0%" style:font-name="David CLM" fo:font-size="12pt" officeooo:rsid="0703ba20" officeooo:paragraph-rsid="0703ba20" style:font-size-asian="12pt" style:font-name-complex="David CLM" style:font-size-complex="12pt"/>
    </style:style>
    <style:style style:name="P27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loext:opacity="0%" style:font-name="David CLM" fo:font-size="12pt" style:font-size-asian="12pt" style:font-name-complex="David CLM" style:font-size-complex="12pt"/>
    </style:style>
    <style:style style:name="P28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P29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rsid="071617f2" officeooo:paragraph-rsid="071617f2" style:letter-kerning="true" style:font-name-asian="DejaVu Sans" style:font-size-asian="12pt" style:font-style-asian="normal" style:font-weight-asian="normal" style:font-name-complex="David CLM" style:font-size-complex="12pt" style:text-emphasize="none"/>
    </style:style>
    <style:style style:name="P30" style:family="paragraph" style:parent-style-name="Default_7e_LT_7e_Gliederung_20_1">
      <style:paragraph-properties fo:margin-left="0.7874in" fo:margin-right="0in" fo:text-align="start" style:justify-single-word="false" fo:text-indent="0in" style:auto-text-indent="false" style:writing-mode="lr-tb"/>
      <style:text-properties style:use-window-font-color="true" loext:opacity="0%" style:font-name="David CLM" fo:font-size="12pt" style:font-size-asian="12pt" style:font-name-complex="David CLM" style:font-size-complex="12pt"/>
    </style:style>
    <style:style style:name="P31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avid CLM" fo:font-size="12pt" style:font-size-asian="12pt" style:font-name-complex="David CLM" style:font-size-complex="12pt"/>
    </style:style>
    <style:style style:name="P32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avid CLM" fo:font-size="12pt" officeooo:paragraph-rsid="0719645f" style:font-size-asian="12pt" style:font-name-complex="David CLM" style:font-size-complex="12pt"/>
    </style:style>
    <style:style style:name="P33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loext:opacity="0%" style:font-name="David CLM" fo:font-size="12pt" fo:font-style="normal" style:font-size-asian="12pt" style:font-style-asian="normal" style:font-name-complex="David CLM" style:font-size-complex="12pt" style:font-style-complex="normal"/>
    </style:style>
    <style:style style:name="P34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officeooo:paragraph-rsid="071f9511"/>
    </style:style>
    <style:style style:name="P35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rsid="06f669c3" officeooo:paragraph-rsid="06f669c3" style:letter-kerning="true" style:font-size-asian="12pt" style:font-style-asian="normal" style:font-weight-asian="normal" style:font-name-complex="David CLM" style:font-size-complex="12pt" style:text-emphasize="none"/>
    </style:style>
    <style:style style:name="P36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officeooo:rsid="06e928d1" officeooo:paragraph-rsid="06e928d1" style:font-size-asian="12pt" style:font-name-complex="David CLM" style:font-size-complex="12pt"/>
    </style:style>
    <style:style style:name="P37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officeooo:rsid="0712154e" officeooo:paragraph-rsid="0712154e" style:font-size-asian="12pt" style:font-name-complex="David CLM" style:font-size-complex="12pt"/>
    </style:style>
    <style:style style:name="P38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font-name="David CLM" fo:font-size="12pt" officeooo:rsid="07131afd" officeooo:paragraph-rsid="07131afd" style:font-size-asian="12pt" style:font-name-complex="David CLM" style:font-size-complex="12pt"/>
    </style:style>
    <style:style style:name="P39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text-position="9% 100%" style:font-name="David CLM" fo:font-size="12pt" officeooo:rsid="06edb803" officeooo:paragraph-rsid="07131afd" style:font-size-asian="12pt" style:font-name-complex="David CLM" style:font-size-complex="12pt"/>
    </style:style>
    <style:style style:name="P40" style:family="paragraph" style:parent-style-name="Standard">
      <style:text-properties officeooo:paragraph-rsid="0719645f"/>
    </style:style>
    <style:style style:name="P41" style:family="paragraph" style:parent-style-name="Standard">
      <style:text-properties fo:language="en" fo:country="US" officeooo:rsid="0719645f" officeooo:paragraph-rsid="0719645f"/>
    </style:style>
    <style:style style:name="P42" style:family="paragraph" style:parent-style-name="Standard">
      <style:text-properties officeooo:paragraph-rsid="071a732a"/>
    </style:style>
    <style:style style:name="P43" style:family="paragraph" style:parent-style-name="Standard">
      <style:text-properties officeooo:paragraph-rsid="07208ecc"/>
    </style:style>
    <style:style style:name="P44" style:family="paragraph" style:parent-style-name="Standard">
      <style:text-properties officeooo:rsid="0719645f" officeooo:paragraph-rsid="0719645f"/>
    </style:style>
    <style:style style:name="P45" style:family="paragraph" style:parent-style-name="Standard">
      <style:text-properties style:font-name="Monospace" fo:language="en" fo:country="US" officeooo:rsid="071b3260" officeooo:paragraph-rsid="071b3260" style:font-size-asian="10.5pt" style:font-name-complex="David CLM1" style:font-weight-complex="normal"/>
    </style:style>
    <style:style style:name="P46" style:family="paragraph" style:parent-style-name="Standard">
      <style:text-properties fo:language="en" fo:country="US" officeooo:rsid="07208ecc" officeooo:paragraph-rsid="07208ecc"/>
    </style:style>
    <style:style style:name="P47" style:family="paragraph" style:parent-style-name="Standard">
      <style:paragraph-properties fo:text-align="end" style:justify-single-word="false" style:writing-mode="rl-tb"/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c8679" officeooo:paragraph-rsid="071c8679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P48" style:family="paragraph" style:parent-style-name="Default_7e_LT_7e_Gliederung_20_1">
      <style:paragraph-properties fo:text-align="end" style:justify-single-word="false" style:writing-mode="rl-tb"/>
      <style:text-properties officeooo:paragraph-rsid="06f87d89"/>
    </style:style>
    <style:style style:name="P49" style:family="paragraph" style:parent-style-name="Heading_20_1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font-name="David CLM" officeooo:rsid="06e928d1" officeooo:paragraph-rsid="06e928d1" style:font-name-complex="David CLM"/>
    </style:style>
    <style:style style:name="P50" style:family="paragraph" style:parent-style-name="Text_20_body" style:list-style-name="L1">
      <style:paragraph-properties fo:line-height="100%" fo:text-align="start" style:justify-single-word="false" style:writing-mode="lr-tb"/>
      <style:text-properties officeooo:paragraph-rsid="06ad59d3"/>
    </style:style>
    <style:style style:name="P51" style:family="paragraph" style:parent-style-name="Text_20_body" style:list-style-name="L2">
      <style:paragraph-properties fo:margin-top="0in" fo:margin-bottom="0in" style:contextual-spacing="false" fo:text-align="start" style:justify-single-word="false" style:writing-mode="lr-tb"/>
      <style:text-properties style:use-window-font-color="true" loext:opacity="0%" style:font-name="David CLM" officeooo:paragraph-rsid="06f22ffe" style:font-name-complex="David CLM"/>
    </style:style>
    <style:style style:name="T1" style:family="text">
      <style:text-properties style:text-position="9% 100%"/>
    </style:style>
    <style:style style:name="T2" style:family="text">
      <style:text-properties style:text-position="9% 100%" officeooo:rsid="06ea57d1"/>
    </style:style>
    <style:style style:name="T3" style:family="text">
      <style:text-properties style:text-position="9% 100%" officeooo:rsid="06edb803"/>
    </style:style>
    <style:style style:name="T4" style:family="text">
      <style:text-properties style:text-position="9% 100%" officeooo:rsid="06ad59d3"/>
    </style:style>
    <style:style style:name="T5" style:family="text">
      <style:text-properties style:text-position="9% 100%" officeooo:rsid="06f50f70"/>
    </style:style>
    <style:style style:name="T6" style:family="text">
      <style:text-properties style:text-position="9% 100%" officeooo:rsid="06f60635"/>
    </style:style>
    <style:style style:name="T7" style:family="text">
      <style:text-properties style:text-position="9% 100%" fo:font-weight="bold" officeooo:rsid="06edb803" style:font-weight-asian="bold" style:font-weight-complex="bold"/>
    </style:style>
    <style:style style:name="T8" style:family="text">
      <style:text-properties style:text-outline="false" style:text-line-through-style="none" style:text-line-through-type="none" style:text-position="8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9" style:family="text">
      <style:text-properties style:text-outline="false" style:text-line-through-style="none" style:text-line-through-type="none" style:text-position="8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text-position="9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1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ad59d3" style:letter-kerning="true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50f70" style:letter-kerning="true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60635" style:letter-kerning="true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text-position="9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6" style:family="text">
      <style:text-properties style:text-outline="false" style:text-line-through-style="none" style:text-line-through-type="none" style:text-position="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7" style:family="text">
      <style:text-properties style:text-outline="false" style:text-line-through-style="none" style:text-line-through-type="none" style:text-position="-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8" style:family="text">
      <style:text-properties style:text-outline="false" style:text-line-through-style="none" style:text-line-through-type="none" style:text-position="-31% 100%" fo:text-shadow="none" style:text-underline-style="none" fo:font-weight="normal" style:letter-kerning="true" style:font-weight-asian="normal" style:text-emphasize="none"/>
    </style:style>
    <style:style style:name="T19" style:family="text">
      <style:text-properties style:text-outline="false" style:text-line-through-style="none" style:text-line-through-type="none" style:text-position="-31% 100%" style:font-name="Monospace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weight-complex="normal" style:text-emphasize="none"/>
    </style:style>
    <style:style style:name="T20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21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22" style:family="text">
      <style:text-properties style:text-outline="false" style:text-line-through-style="none" style:text-line-through-type="none" style:text-position="-32% 100%" style:font-name="David CLM" fo:font-style="italic" fo:text-shadow="none" style:text-underline-style="none" fo:font-weight="normal" officeooo:rsid="06fe9b7b" style:letter-kerning="true" style:font-style-asian="italic" style:font-weight-asian="normal" style:font-name-complex="David CLM" style:text-emphasize="none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bold" officeooo:rsid="06f669c3" style:letter-kerning="true" style:font-style-asian="normal" style:font-weight-asian="bold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6f669c3" style:letter-kerning="true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6f6b797" style:letter-kerning="true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fo:font-weight="normal" officeooo:rsid="06f73d6a" style:letter-kerning="true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fo:font-weight="normal" officeooo:rsid="06f87d89" style:letter-kerning="true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none" fo:font-weight="normal" officeooo:rsid="06f9d78d" style:letter-kerning="true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fo:font-style="normal" fo:text-shadow="none" style:text-underline-style="none" fo:font-weight="normal" officeooo:rsid="06fbf160" style:letter-kerning="true" style:font-style-asian="normal" style:font-weight-asian="normal" style:text-emphasize="none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fo:font-weight="normal" officeooo:rsid="06fd0539" style:letter-kerning="true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fo:font-weight="normal" officeooo:rsid="07137575" style:letter-kerning="true" style:font-style-asian="normal" style:font-weight-asian="normal" style:text-emphasize="none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normal" officeooo:rsid="0723b804" style:letter-kerning="true" style:font-style-asian="normal" style:font-weight-asian="normal" style:text-emphasize="none"/>
    </style:style>
    <style:style style:name="T36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37" style:family="text">
      <style:text-properties style:text-outline="false" style:text-line-through-style="none" style:text-line-through-type="none" fo:font-style="italic" fo:text-shadow="none" style:text-underline-style="none" fo:font-weight="normal" officeooo:rsid="06f669c3" style:letter-kerning="true" style:font-style-asian="italic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italic" fo:text-shadow="none" style:text-underline-style="none" fo:font-weight="normal" officeooo:rsid="06f87d89" style:letter-kerning="true" style:font-style-asian="italic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italic" fo:text-shadow="none" style:text-underline-style="none" fo:font-weight="normal" officeooo:rsid="06fbf160" style:letter-kerning="true" style:font-style-asian="italic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italic" fo:text-shadow="none" style:text-underline-style="none" fo:font-weight="normal" officeooo:rsid="04c84b90" style:letter-kerning="true" style:font-style-asian="italic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42" style:family="text">
      <style:text-properties style:text-outline="false" style:text-line-through-style="none" style:text-line-through-type="none" fo:font-style="italic" fo:text-shadow="none" style:text-underline-style="none" fo:font-weight="normal" officeooo:rsid="04cf74ae" style:letter-kerning="true" style:font-style-asian="italic" style:font-weight-asian="normal" style:text-emphasize="none"/>
    </style:style>
    <style:style style:name="T43" style:family="text">
      <style:text-properties style:text-outline="false" style:text-line-through-style="none" style:text-line-through-type="none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44" style:family="text">
      <style:text-properties style:text-outline="false" style:text-line-through-style="none" style:text-line-through-type="none" fo:font-style="italic" fo:text-shadow="none" style:text-underline-style="none" fo:font-weight="normal" officeooo:rsid="06ffbd2f" style:letter-kerning="true" style:font-style-asian="italic" style:font-weight-asian="normal" style:text-emphasize="none"/>
    </style:style>
    <style:style style:name="T45" style:family="text">
      <style:text-properties style:text-outline="false" style:text-line-through-style="none" style:text-line-through-type="none" fo:font-style="italic" fo:text-shadow="none" style:text-underline-style="none" fo:font-weight="normal" officeooo:rsid="070363d3" style:letter-kerning="true" style:font-style-asian="italic" style:font-weight-asian="normal" style:font-weight-complex="normal" style:text-emphasize="none"/>
    </style:style>
    <style:style style:name="T46" style:family="text">
      <style:text-properties style:text-outline="false" style:text-line-through-style="none" style:text-line-through-type="none" fo:font-style="italic" fo:text-shadow="none" style:text-underline-style="none" fo:font-weight="normal" officeooo:rsid="070e383a" style:letter-kerning="true" style:font-style-asian="italic" style:font-weight-asian="normal" style:font-weight-complex="normal" style:text-emphasize="none"/>
    </style:style>
    <style:style style:name="T47" style:family="text">
      <style:text-properties style:text-outline="false" style:text-line-through-style="none" style:text-line-through-type="none" fo:font-style="italic" fo:text-shadow="none" style:text-underline-style="none" fo:font-weight="normal" officeooo:rsid="07136fdd" style:letter-kerning="true" style:font-style-asian="italic" style:font-weight-asian="normal" style:font-weight-complex="normal" style:text-emphasize="none"/>
    </style:style>
    <style:style style:name="T48" style:family="text">
      <style:text-properties style:text-outline="false" style:text-line-through-style="none" style:text-line-through-type="none" fo:font-style="italic" fo:text-shadow="none" style:text-underline-style="none" fo:font-weight="bold" style:letter-kerning="true" style:font-style-asian="italic" style:font-weight-asian="bold" style:text-emphasize="none"/>
    </style:style>
    <style:style style:name="T49" style:family="text">
      <style:text-properties style:text-outline="false" style:text-line-through-style="none" style:text-line-through-type="none" fo:font-style="italic" fo:text-shadow="none" style:text-underline-style="none" fo:font-weight="bold" officeooo:rsid="06f87d89" style:letter-kerning="true" style:font-style-asian="italic" style:font-weight-asian="bold" style:font-weight-complex="bold" style:text-emphasize="none"/>
    </style:style>
    <style:style style:name="T50" style:family="text">
      <style:text-properties style:text-outline="false" style:text-line-through-style="none" style:text-line-through-type="none" fo:font-style="italic" fo:text-shadow="none" style:text-underline-style="none" fo:font-weight="bold" officeooo:rsid="07136fdd" style:letter-kerning="true" style:font-style-asian="italic" style:font-weight-asian="bold" style:font-weight-complex="bold" style:text-emphasize="none"/>
    </style:style>
    <style:style style:name="T51" style:family="text">
      <style:text-properties style:text-outline="false" style:text-line-through-style="none" style:text-line-through-type="none" fo:text-shadow="none" style:text-underline-style="none" fo:font-weight="normal" style:letter-kerning="true" style:font-weight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officeooo:rsid="06fe5f73" style:letter-kerning="true" style:font-style-asian="italic" style:font-weight-asian="normal" style:text-emphasize="none"/>
    </style:style>
    <style:style style:name="T54" style:family="text">
      <style:text-properties style:text-outline="false" style:text-line-through-style="none" style:text-line-through-type="none" style:text-position="0% 100%" style:font-name="David CLM" fo:font-style="italic" fo:text-shadow="none" style:text-underline-style="none" fo:font-weight="normal" officeooo:rsid="06fe5f73" style:letter-kerning="true" style:font-style-asian="italic" style:font-weight-asian="normal" style:font-name-complex="David CLM" style:text-emphasize="none"/>
    </style:style>
    <style:style style:name="T55" style:family="text">
      <style:text-properties style:text-outline="false" style:text-line-through-style="none" style:text-line-through-type="none" style:text-position="0% 100%" style:font-name="David CLM" fo:font-style="italic" fo:text-shadow="none" style:text-underline-style="none" fo:font-weight="normal" officeooo:rsid="06ffbd2f" style:letter-kerning="true" style:font-style-asian="italic" style:font-weight-asian="normal" style:font-name-complex="David CLM" style:text-emphasize="none"/>
    </style:style>
    <style:style style:name="T56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style:letter-kerning="true" style:font-style-asian="italic" style:font-weight-asian="normal" style:text-emphasize="none"/>
    </style:style>
    <style:style style:name="T57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58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59" style:family="text">
      <style:text-properties style:text-outline="false" style:text-line-through-style="none" style:text-line-through-type="none" style:font-name="David CLM" fo:font-style="italic" fo:text-shadow="none" style:text-underline-style="none" fo:font-weight="normal" officeooo:rsid="06fe9b7b" style:letter-kerning="true" style:font-style-asian="italic" style:font-weight-asian="normal" style:font-name-complex="David CLM" style:text-emphasize="none"/>
    </style:style>
    <style:style style:name="T60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officeooo:rsid="07136fdd" style:letter-kerning="true" style:font-style-asian="italic" style:font-weight-asian="normal" style:font-weight-complex="normal" style:text-emphasize="none"/>
    </style:style>
    <style:style style:name="T61" style:family="text">
      <style:text-properties style:text-outline="false" style:text-line-through-style="none" style:text-line-through-type="none" style:font-name="Monospace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weight-complex="normal" style:text-emphasize="none"/>
    </style:style>
    <style:style style:name="T62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officeooo:rsid="06f6b797" style:letter-kerning="true" style:font-style-asian="normal" style:font-weight-asian="normal" style:text-emphasize="none"/>
    </style:style>
    <style:style style:name="T63" style:family="text">
      <style:text-properties style:use-window-font-color="true" loext:opacity="0%" style:font-name="David CLM" officeooo:rsid="06a885f0" style:font-name-complex="David CLM"/>
    </style:style>
    <style:style style:name="T64" style:family="text">
      <style:text-properties style:use-window-font-color="true" loext:opacity="0%" style:font-name="David CLM" officeooo:rsid="07021188" style:font-name-complex="David CLM"/>
    </style:style>
    <style:style style:name="T65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66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51d3b" style:letter-kerning="true" style:font-size-asian="12pt" style:font-style-asian="italic" style:font-weight-asian="normal" style:font-name-complex="David CLM" style:font-size-complex="12pt" style:text-emphasize="none"/>
    </style:style>
    <style:style style:name="T67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12314" style:letter-kerning="true" style:font-size-asian="12pt" style:font-style-asian="italic" style:font-weight-asian="normal" style:font-name-complex="David CLM" style:font-size-complex="12pt" style:text-emphasize="none"/>
    </style:style>
    <style:style style:name="T68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654f4" style:letter-kerning="true" style:font-size-asian="12pt" style:font-style-asian="italic" style:font-weight-asian="normal" style:font-name-complex="David CLM" style:font-size-complex="12pt" style:text-emphasize="none"/>
    </style:style>
    <style:style style:name="T69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T70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8563d" style:letter-kerning="true" style:font-size-asian="12pt" style:font-style-asian="italic" style:font-weight-asian="normal" style:font-name-complex="David CLM" style:font-size-complex="12pt" style:text-emphasize="none"/>
    </style:style>
    <style:style style:name="T71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8d905" style:letter-kerning="true" style:font-size-asian="12pt" style:font-style-asian="italic" style:font-weight-asian="normal" style:font-name-complex="David CLM" style:font-size-complex="12pt" style:text-emphasize="none"/>
    </style:style>
    <style:style style:name="T72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a68ea" style:letter-kerning="true" style:font-size-asian="12pt" style:font-style-asian="italic" style:font-weight-asian="normal" style:font-name-complex="David CLM" style:font-size-complex="12pt" style:text-emphasize="none"/>
    </style:style>
    <style:style style:name="T73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74" style:family="text"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75" style:family="text"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rsid="06fe5f73" style:letter-kerning="true" style:font-size-asian="12pt" style:font-style-asian="normal" style:font-weight-asian="normal" style:font-name-complex="David CLM" style:font-size-complex="12pt" style:text-emphasize="none"/>
    </style:style>
    <style:style style:name="T76" style:family="text"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rsid="06f6b797" style:letter-kerning="true" style:font-size-asian="12pt" style:font-style-asian="normal" style:font-weight-asian="normal" style:font-name-complex="David CLM" style:font-size-complex="12pt" style:text-emphasize="none"/>
    </style:style>
    <style:style style:name="T77" style:family="text"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rsid="07258073" style:letter-kerning="true" style:font-size-asian="12pt" style:font-style-asian="normal" style:font-weight-asian="normal" style:font-name-complex="David CLM" style:font-size-complex="12pt" style:text-emphasize="none"/>
    </style:style>
    <style:style style:name="T78" style:family="text"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rsid="07258073" style:letter-kerning="true" style:font-name-asian="DejaVu Sans" style:font-size-asian="12pt" style:font-style-asian="normal" style:font-weight-asian="normal" style:font-name-complex="David CLM" style:font-size-complex="12pt" style:text-emphasize="none"/>
    </style:style>
    <style:style style:name="T79" style:family="text">
      <style:text-properties style:use-window-font-color="true" loext:opacity="0%" style:text-outline="false" style:text-line-through-style="none" style:text-line-through-type="none" style:font-name="David CLM" fo:font-size="12pt" fo:language="en" fo:country="US" fo:font-style="normal" fo:text-shadow="none" style:text-underline-style="none" fo:font-weight="normal" officeooo:rsid="07258073" style:letter-kerning="true" style:font-size-asian="12pt" style:font-style-asian="normal" style:font-weight-asian="normal" style:font-name-complex="David CLM" style:font-size-complex="12pt" style:text-emphasize="none"/>
    </style:style>
    <style:style style:name="T80" style:family="text">
      <style:text-properties style:use-window-font-color="true" loext:opacity="0%" style:text-outline="false" style:text-line-through-style="none" style:text-line-through-type="none" style:font-name="David CLM" fo:font-size="12pt" fo:language="en" fo:country="US" fo:font-style="normal" fo:text-shadow="none" style:text-underline-style="none" fo:font-weight="normal" officeooo:rsid="07258073" style:letter-kerning="true" style:font-name-asian="DejaVu Sans" style:font-size-asian="12pt" style:font-style-asian="normal" style:font-weight-asian="normal" style:font-name-complex="David CLM" style:font-size-complex="12pt" style:text-emphasize="none"/>
    </style:style>
    <style:style style:name="T81" style:family="text">
      <style:text-properties style:use-window-font-color="true" loext:opacity="0%" style:text-outline="false" style:text-line-through-style="none" style:text-line-through-type="none" style:text-position="-32% 100%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82" style:family="text">
      <style:text-properties style:use-window-font-color="true" loext:opacity="0%" style:text-outline="false" style:text-line-through-style="none" style:text-line-through-type="none" style:text-position="8% 100%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83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size-complex="12pt" style:font-weight-complex="normal" style:text-emphasize="none"/>
    </style:style>
    <style:style style:name="T84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italic" fo:text-shadow="none" style:text-underline-style="none" fo:font-weight="normal" officeooo:rsid="071b3260" style:letter-kerning="true" style:font-size-asian="10.5pt" style:font-style-asian="italic" style:font-weight-asian="normal" style:font-name-complex="David CLM1" style:font-size-complex="12pt" style:font-weight-complex="normal" style:text-emphasize="none"/>
    </style:style>
    <style:style style:name="T85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italic" fo:text-shadow="none" style:text-underline-style="none" fo:font-weight="normal" officeooo:rsid="071baa5e" style:letter-kerning="true" style:font-size-asian="10.5pt" style:font-style-asian="italic" style:font-weight-asian="normal" style:font-name-complex="David CLM1" style:font-size-complex="12pt" style:font-weight-complex="normal" style:text-emphasize="none"/>
    </style:style>
    <style:style style:name="T86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italic" fo:text-shadow="none" style:text-underline-style="none" fo:font-weight="bold" officeooo:rsid="0719645f" style:letter-kerning="true" style:font-size-asian="10.5pt" style:font-style-asian="italic" style:font-weight-asian="bold" style:font-name-complex="David CLM1" style:font-size-complex="12pt" style:font-weight-complex="bold" style:text-emphasize="none"/>
    </style:style>
    <style:style style:name="T87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normal" fo:text-shadow="none" style:text-underline-style="none" fo:font-weight="normal" officeooo:rsid="071b3260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88" style:family="text">
      <style:text-properties style:use-window-font-color="true" loext:opacity="0%" style:text-outline="false" style:text-line-through-style="none" style:text-line-through-type="none" style:font-name="Monospace" fo:font-size="12pt" fo:language="en" fo:country="US" fo:font-style="normal" fo:text-shadow="none" style:text-underline-style="none" fo:font-weight="bold" officeooo:rsid="071b3260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89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size-complex="12pt" style:font-weight-complex="normal" style:text-emphasize="none"/>
    </style:style>
    <style:style style:name="T90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91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normal" officeooo:rsid="071baa5e" style:letter-kerning="true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92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bold" officeooo:rsid="0719645f" style:letter-kerning="true" style:font-size-asian="10.5pt" style:font-style-asian="italic" style:font-weight-asian="bold" style:font-name-complex="David CLM1" style:font-size-complex="12pt" style:font-weight-complex="bold" style:text-emphasize="none"/>
    </style:style>
    <style:style style:name="T93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fo:font-weight="bold" officeooo:rsid="071baa5e" style:letter-kerning="true" style:font-size-asian="10.5pt" style:font-style-asian="italic" style:font-weight-asian="bold" style:font-name-complex="David CLM1" style:font-size-complex="12pt" style:font-style-complex="normal" style:font-weight-complex="bold" style:text-emphasize="none"/>
    </style:style>
    <style:style style:name="T94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officeooo:rsid="0719645f" style:letter-kerning="true" style:font-size-asian="10.5pt" style:font-style-asian="italic" style:font-name-complex="David CLM1" style:font-size-complex="12pt" style:font-style-complex="normal" style:text-emphasize="none"/>
    </style:style>
    <style:style style:name="T95" style:family="text">
      <style:text-properties style:use-window-font-color="true" loext:opacity="0%" style:text-outline="false" style:text-line-through-style="none" style:text-line-through-type="none" style:text-position="-31% 100%" style:font-name="Monospace" fo:font-size="12pt" fo:language="en" fo:country="US" fo:font-style="italic" fo:text-shadow="none" style:text-underline-style="none" officeooo:rsid="071baa5e" style:letter-kerning="true" style:font-size-asian="10.5pt" style:font-style-asian="italic" style:font-name-complex="David CLM1" style:font-size-complex="12pt" style:font-style-complex="normal" style:text-emphasize="none"/>
    </style:style>
    <style:style style:name="T96" style:family="text">
      <style:text-properties style:use-window-font-color="true" loext:opacity="0%" style:text-outline="false" style:text-line-through-style="none" style:text-line-through-type="none" style:text-position="sub 58%" style:font-name="Monospace" fo:font-size="12pt" fo:language="en" fo:country="US" fo:font-style="normal" fo:text-shadow="none" style:text-underline-style="none" fo:font-weight="normal" officeooo:rsid="071baa5e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7" style:family="text">
      <style:text-properties style:use-window-font-color="true" loext:opacity="0%" style:text-outline="false" style:text-line-through-style="none" style:text-line-through-type="none" style:text-position="sub 58%" style:font-name="Monospace" fo:font-size="12pt" fo:language="en" fo:country="US" fo:font-style="normal" fo:text-shadow="none" style:text-underline-style="none" fo:font-weight="normal" officeooo:rsid="071f9511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98" style:family="text">
      <style:text-properties style:use-window-font-color="true" loext:opacity="0%" style:text-outline="false" style:text-line-through-style="none" style:text-line-through-type="none" style:text-position="sub 58%" style:font-name="Monospace" fo:font-size="12pt" fo:language="en" fo:country="US" fo:font-style="normal" fo:text-shadow="none" style:text-underline-style="none" fo:font-weight="bold" officeooo:rsid="071baa5e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99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baa5e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100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c8679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101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f9511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102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f448e" style:letter-kerning="true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103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normal" officeooo:rsid="071f9511" style:letter-kerning="true" style:font-name-asian="DejaVu Sans" style:font-size-asian="10.5pt" style:font-style-asian="normal" style:font-weight-asian="normal" style:font-name-complex="David CLM1" style:font-size-complex="12pt" style:font-style-complex="normal" style:font-weight-complex="normal" style:text-emphasize="none"/>
    </style:style>
    <style:style style:name="T104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bold" officeooo:rsid="071b3260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105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bold" officeooo:rsid="071baa5e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106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fo:font-weight="bold" officeooo:rsid="071c8679" style:letter-kerning="true" style:font-size-asian="10.5pt" style:font-style-asian="normal" style:font-weight-asian="bold" style:font-name-complex="David CLM1" style:font-size-complex="12pt" style:font-style-complex="normal" style:font-weight-complex="bold" style:text-emphasize="none"/>
    </style:style>
    <style:style style:name="T107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officeooo:rsid="071c8679" style:letter-kerning="true" style:font-size-asian="10.5pt" style:font-style-asian="normal" style:font-name-complex="David CLM1" style:font-size-complex="12pt" style:font-style-complex="normal" style:text-emphasize="none"/>
    </style:style>
    <style:style style:name="T108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officeooo:rsid="071b3260" style:letter-kerning="true" style:font-size-asian="10.5pt" style:font-style-asian="normal" style:font-name-complex="David CLM1" style:font-size-complex="12pt" style:font-style-complex="normal" style:text-emphasize="none"/>
    </style:style>
    <style:style style:name="T109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normal" fo:text-shadow="none" style:text-underline-style="none" officeooo:rsid="071baa5e" style:letter-kerning="true" style:font-size-asian="10.5pt" style:font-style-asian="normal" style:font-name-complex="David CLM1" style:font-size-complex="12pt" style:font-style-complex="normal" style:text-emphasize="none"/>
    </style:style>
    <style:style style:name="T110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fo:font-weight="normal" officeooo:rsid="0719645f" style:letter-kerning="true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111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fo:font-weight="normal" officeooo:rsid="071f448e" style:letter-kerning="true" style:font-name-asian="DejaVu Sans" style:font-size-asian="10.5pt" style:font-style-asian="italic" style:font-weight-asian="normal" style:font-name-complex="David CLM1" style:font-size-complex="12pt" style:font-style-complex="normal" style:font-weight-complex="normal" style:text-emphasize="none"/>
    </style:style>
    <style:style style:name="T112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fo:font-weight="bold" officeooo:rsid="0719645f" style:letter-kerning="true" style:font-size-asian="10.5pt" style:font-style-asian="italic" style:font-weight-asian="bold" style:font-name-complex="David CLM1" style:font-size-complex="12pt" style:font-style-complex="normal" style:font-weight-complex="bold" style:text-emphasize="none"/>
    </style:style>
    <style:style style:name="T113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officeooo:rsid="0719645f" style:letter-kerning="true" style:font-size-asian="10.5pt" style:font-style-asian="italic" style:font-name-complex="David CLM1" style:font-size-complex="12pt" style:font-style-complex="normal" style:text-emphasize="none"/>
    </style:style>
    <style:style style:name="T114" style:family="text">
      <style:text-properties style:use-window-font-color="true" loext:opacity="0%" style:text-outline="false" style:text-line-through-style="none" style:text-line-through-type="none" style:text-position="0% 100%" style:font-name="Monospace" fo:font-size="12pt" fo:language="en" fo:country="US" fo:font-style="italic" fo:text-shadow="none" style:text-underline-style="none" officeooo:rsid="071c8679" style:letter-kerning="true" style:font-size-asian="10.5pt" style:font-style-asian="italic" style:font-name-complex="David CLM1" style:font-size-complex="12pt" style:font-style-complex="italic" style:text-emphasize="none"/>
    </style:style>
    <style:style style:name="T115" style:family="text">
      <style:text-properties style:use-window-font-color="true" loext:opacity="0%" style:text-outline="false" style:text-line-through-style="none" style:text-line-through-type="none" style:text-position="3% 100%" style:font-name="Nachlieli CLM" fo:font-size="12pt" fo:font-style="normal" fo:text-shadow="none" style:text-underline-style="none" fo:font-weight="normal" officeooo:rsid="07066481" style:letter-kerning="true" style:font-size-asian="12pt" style:font-style-asian="normal" style:font-weight-asian="normal" style:font-name-complex="David CLM" style:font-size-complex="12pt" style:text-emphasize="none"/>
    </style:style>
    <style:style style:name="T116" style:family="text">
      <style:text-properties officeooo:rsid="07106065"/>
    </style:style>
    <style:style style:name="T117" style:family="text">
      <style:text-properties fo:color="#468a1a" loext:opacity="100%"/>
    </style:style>
    <style:style style:name="T118" style:family="text">
      <style:text-properties fo:language="en" fo:country="US" officeooo:rsid="07208ecc"/>
    </style:style>
    <style:style style:name="T119" style:family="text">
      <style:text-properties style:font-name="Monospace" officeooo:rsid="0719645f" style:font-size-asian="10.5pt" style:font-name-complex="David CLM1" style:font-weight-complex="normal"/>
    </style:style>
    <style:style style:name="T120" style:family="text">
      <style:text-properties style:font-name="Monospace" fo:language="en" fo:country="US" officeooo:rsid="0719645f" style:font-size-asian="10.5pt" style:font-name-complex="David CLM1" style:font-weight-complex="normal"/>
    </style:style>
    <style:style style:name="T121" style:family="text">
      <style:text-properties style:font-name="Monospace" fo:language="en" fo:country="US" officeooo:rsid="07208ecc" style:font-size-asian="10.5pt" style:font-name-complex="David CLM1" style:font-weight-complex="normal"/>
    </style:style>
    <style:style style:name="T122" style:family="text">
      <style:text-properties style:font-name="Monospace" fo:font-weight="bold" officeooo:rsid="0719645f" style:font-size-asian="10.5pt" style:font-weight-asian="bold" style:font-name-complex="David CLM1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officeooo:rsid="0725807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>חלוקה הוגנת <text:span text:style-name="T116">בקירוב</text:span></text:h>
      <text:p text:style-name="P36"><text:span text:style-name="T1">בשיעור הזה נלמד על חלוקה הוגנת של חפצים בדידים - חפצים שאי-אפשר לחתוך</text:span><text:span text:style-name="T2">, כמו בתים, תכשיטים וכו'. <text:s text:c="2"/>העובדה שאי אפשר לחתוך אותם אומרת שקשה יותר להשיג הגינות מאשר בבעיה הרציפה של חלוקת עוגה. </text:span></text:p>
      <text:p text:style-name="P37"><text:span text:style-name="T2">ר</text:span><text:span text:style-name="T1">אינו כבר דרך אחת להתמודד עם בעיה זו, והיא שימוש בכסף - </text:span><text:span text:style-name="T2">בבעיית חלוקת שכר-הדירה.</text:span></text:p>
      <text:p text:style-name="P38"><text:span text:style-name="T3">ב</text:span><text:span text:style-name="T1">שיעור זה נראה דרך אחרת, והיא </text:span><text:span text:style-name="T7">הגינות מקורבת</text:span><text:span text:style-name="T3">.</text:span></text:p>
      <text:p text:style-name="P39"/>
      <text:p text:style-name="P5"><text:span text:style-name="T4">ח</text:span><text:span text:style-name="T1">לוקה </text:span><text:span text:style-name="T5">ללא-קנאה-</text:span><text:span text:style-name="T6">מלבד</text:span><text:span text:style-name="T5">-1</text:span></text:p>
      <text:p text:style-name="P4">יש הרבה הגדרות להגינות מקורבת בחלוקת חפצים בדידים. הנה אחת ההגדרות המקובלות:</text:p>
      <text:p text:style-name="P11"><text:span text:style-name="T8">ה</text:span><text:span text:style-name="T25">גדרה</text:span><text:span text:style-name="T23">: </text:span><text:span text:style-name="T26">חלוקה נקראת “ללא קנאה מלבד 1” (Envy Free except 1, </text:span><text:span text:style-name="T23">EF1</text:span><text:span text:style-name="T26">) אם לכל שני משתתפים א,ב, אם מורידים מהסל של שחקן ב</text:span><text:span text:style-name="T36"> </text:span><text:span text:style-name="T26">חפץ אחד לכל היותר, אז שחקן א לא מקנא בו.</text:span></text:p>
      <text:p text:style-name="P11"><text:span text:style-name="T36">המשמעות</text:span><text:span text:style-name="T37"> היא, ש</text:span><text:span text:style-name="T36">רמת הקנאה היא הקטנה ביותר האפשרית, בהתחשב בעובדה שהחפצים בדידים.</text:span></text:p>
      <text:p text:style-name="P11"><text:span text:style-name="T26">כשה”עוגה” רציפה – תמיד קיימת חלוקה </text:span><text:span text:style-name="T24">ללא קנאה (EF).</text:span></text:p>
      <text:p text:style-name="P11"><text:span text:style-name="T36">האם כשהחפצים בדידים תמיד קיימת חלוקה </text:span><text:span text:style-name="T48">EF1</text:span><text:span text:style-name="T36">?</text:span><text:span text:style-name="T37"> התשובה היא כן. הנה אחד האלגוריתמים הפשוטים למציאת חלוקה כזא</text:span><text:span text:style-name="T38">ת - </text:span><text:span text:style-name="T49">אלגוריתם </text:span><text:span text:style-name="T50">גרף</text:span><text:span text:style-name="T49"> הקנאה </text:span><text:span text:style-name="T46">(envy-graph; </text:span><text:span text:style-name="T47">נקרא גם אלגוריתם מעגלי-הקנאה - </text:span><text:span text:style-name="T60">envy-cycles</text:span><text:span text:style-name="T46">)</text:span><text:span text:style-name="T45">.</text:span></text:p>
      <text:p text:style-name="P11"><text:span text:style-name="T9">ע</text:span><text:span text:style-name="T26">וברים על החפצים בסדר שרירותי. לכל חפץ:</text:span></text:p>
      <text:p text:style-name="P28">1. נותנים את החפץ לשחקן שאף-אחד לא מקנא בו.</text:p>
      <text:p text:style-name="P28">2. אם אין כזה – סימן שיש מעגל-קנאה. <text:s text:c="3"/>מחליפים סלים במעגל בניגוד לכיוון הקנאה.</text:p>
      <text:p text:style-name="P28">מבצעים את 2 עד שאין מעגלים, ואז חוזרים ל-1.</text:p>
      <text:p text:style-name="P35">ראו דוגמה במצגת.</text:p>
      <text:p text:style-name="P13"><text:span text:style-name="T10">מ</text:span><text:span text:style-name="T25">שפט</text:span><text:span text:style-name="T26">: אם יש </text:span><text:span text:style-name="T36">m</text:span><text:span text:style-name="T26"> חפצים ו-</text:span><text:span text:style-name="T36">n</text:span><text:span text:style-name="T26"> שחקנים, אז זמן-הריצה של אלגוריתם מעגלי הקנאה הוא </text:span><text:span text:style-name="T36">O(m n</text:span><text:span text:style-name="T16">3</text:span><text:span text:style-name="T36">)</text:span><text:span text:style-name="T26">.</text:span></text:p>
      <text:p text:style-name="P13"><text:span text:style-name="T25">הוכחה</text:span><text:span text:style-name="T26">: מציאת מעגל </text:span><text:span text:style-name="T27">ניתן לבצע ע"י אלגוריתם</text:span><text:span text:style-name="T26"> DFS</text:span><text:span text:style-name="T27">, </text:span><text:span text:style-name="T26">בזמן </text:span><text:span text:style-name="T36">O(n</text:span><text:span text:style-name="T16">2</text:span><text:span text:style-name="T36">)</text:span><text:span text:style-name="T26">.</text:span></text:p>
      <text:p text:style-name="P13"><text:span text:style-name="T26">הסרת מעגל לא מוסיפה קשתות (כי אוסף הסלים לא משתנה), ומסירה </text:span><text:span text:style-name="T35">לפחות קשת אחת מכל שחקן במעגל (לכן יורדות</text:span><text:span text:style-name="T26"> לפחות </text:span><text:span text:style-name="T27">שתי קשתות</text:span><text:span text:style-name="T35">)</text:span><text:span text:style-name="T26">.</text:span></text:p>
      <text:p text:style-name="P13"><text:span text:style-name="T26">כל חפץ מוסיף לכל היותר </text:span><text:span text:style-name="T36">n-1</text:span><text:span text:style-name="T26"> קשתות.</text:span></text:p>
      <text:p text:style-name="P48"><text:span text:style-name="T76">לכל היותר נוספות </text:span><text:span text:style-name="T65">(n-1)m</text:span><text:span text:style-name="T74"> </text:span><text:span text:style-name="T76">קשתות, לכן לכל היותר יש </text:span><text:span text:style-name="T80">לבצע את אלגוריתם הסרת-המעגלים</text:span><text:span text:style-name="T76"> m(n-1)/2 </text:span><text:span text:style-name="T78">פעמים</text:span><text:span text:style-name="T76">.</text:span></text:p>
      <text:p text:style-name="P12"><text:span text:style-name="T8">מ</text:span><text:span text:style-name="T25">שפט</text:span><text:span text:style-name="T26">: </text:span><text:span text:style-name="T29">בכל שלב באלגוריתם, החלוקה הנוכחית היא EF1 (בפרט, החלוקה הסופית היא EF1).</text:span></text:p>
      <text:p text:style-name="P13"><text:span text:style-name="T25">הוכחה</text:span><text:span text:style-name="T26">: החלוקה ההתחלתית (הריקה) היא </text:span><text:span text:style-name="T34">כמובן</text:span><text:span text:style-name="T26"> EF1.</text:span><text:span text:style-name="T29"> </text:span><text:span text:style-name="T30">נוכיח שכל צעד משאיר את החלוקה EF1.</text:span></text:p>
      <text:p text:style-name="P13"><text:soft-page-break/><text:span text:style-name="T30">(א) </text:span><text:span text:style-name="T26">מסירת חפץ לשחקן שלא מקנאים בו, אולי גורמת לשאר השחקנים לקנא בו, אבל רק עד כדי חפץ 1</text:span><text:span text:style-name="T29">, כך שהחלוקה היא עדיין EF1.</text:span></text:p>
      <text:p text:style-name="P13"><text:span text:style-name="T30">(ב) </text:span><text:span text:style-name="T26">הסרת מעגל משפרת את התועלת של כל השחקנים במעגל, </text:span><text:span text:style-name="T30">ולא </text:span><text:span text:style-name="T26">משנה את אוסף הסלים. לכן, אם החלוקה היתה EF1, היא תישאר EF1 גם אחרי הסרת המעגל. <text:s text:c="26"/>***</text:span></text:p>
      <text:p text:style-name="Heading_20_2"><text:span text:style-name="T12">ח</text:span><text:span text:style-name="T11">לוקה </text:span><text:span text:style-name="T13">ללא-קנאה-</text:span><text:span text:style-name="T14">מלבד</text:span><text:span text:style-name="T13">-1</text:span><text:span text:style-name="T11"> וגם יעילה</text:span></text:p>
      <text:p text:style-name="P15"><text:span text:style-name="T26">החיסרון של </text:span><text:span text:style-name="T31">אלגוריתם מעגלי-הקנאה הוא, שהוא לא מבטיח שהחלוקה המתקבלת היא יעילה פארטו (קל למצוא דוגמה לכך). </text:span></text:p>
      <text:p text:style-name="P14"><text:span text:style-name="T11">כ</text:span><text:span text:style-name="T26">שה”עוגה” רציפה – תמיד קיימת חלוקה </text:span><text:span text:style-name="T23">EF</text:span><text:span text:style-name="T26"> ויעילה.</text:span><text:span text:style-name="T32"> </text:span><text:span text:style-name="T36">האם כשהחפצים בדידים </text:span><text:span text:style-name="T39">- תמיד </text:span><text:span text:style-name="T36">קיימת חלוקה </text:span><text:span text:style-name="T48">EF1</text:span><text:span text:style-name="T36"> ויעילה?</text:span></text:p>
      <text:p text:style-name="P14"><text:span text:style-name="T26">כשה”עוגה” רציפה – החלוקה הממקסמת את מכפלת ערכי המשתתפים היא ללא-קנאה ויעילה.</text:span><text:span text:style-name="T32"> </text:span><text:span text:style-name="T36">האם כשהחפצים בדידים – החלוקה הממקסמת את מכפלת ערכי המשתתפים היא EF1 ויעילה פארטו?</text:span></text:p>
      <text:p text:style-name="P14"><text:span text:style-name="T39">התשובה היא </text:span><text:span text:style-name="T23">כן</text:span><text:span text:style-name="T26">! </text:span><text:span text:style-name="T32">זה </text:span><text:span text:style-name="T26">התגלה ב-2016.</text:span></text:p>
      <text:p text:style-name="P14"><text:span text:style-name="T8">מ</text:span><text:span text:style-name="T25">שפט</text:span><text:span text:style-name="T26">: נניח ש:</text:span></text:p>
      <text:p text:style-name="P16">* ההעדפות אדיטיביות – ערך של סל הוא סכום הערכים של החפצים בסל.</text:p>
      <text:p text:style-name="P16">* קיימת לפחות חלוקה אחת שבה כל שחקן מקבל ערך גדול מאפס.</text:p>
      <text:p text:style-name="P16">אז, כל חלוקה הממקסמת את מכפלת ערכי המשתתפים היא גם יעילה-פארטו וגם EF1.</text:p>
      <text:p text:style-name="P14"><text:span text:style-name="T25">הוכחה</text:span><text:span text:style-name="T26">: יעילות פארטו – </text:span><text:span text:style-name="T32">כי כל שיפור פארטו מגדיל את המכפלה.</text:span></text:p>
      <text:p text:style-name="P14"><text:span text:style-name="T32">EF1 - </text:span><text:span text:style-name="T26">נניח ש-</text:span><text:span text:style-name="T36">i</text:span><text:span text:style-name="T26"> מקנא ב-</text:span><text:span text:style-name="T36">j</text:span><text:span text:style-name="T26">. נסתכל על כל החפצים בסל של </text:span><text:span text:style-name="T36">j</text:span><text:span text:style-name="T26">. לכל חפץ </text:span><text:span text:style-name="T36">g</text:span><text:span text:style-name="T26">, נבדוק את יחס הערכים: <text:s/></text:span></text:p>
      <text:p text:style-name="P30"><text:span text:style-name="T36">V</text:span><text:span text:style-name="T17">i</text:span><text:span text:style-name="T36">(g) / V</text:span><text:span text:style-name="T17">j</text:span><text:span text:style-name="T36">(g)</text:span></text:p>
      <text:p text:style-name="P27"><text:span text:style-name="T26">נבחר את החפץ שיחס-הערכים שלו הכי גדול, ונעביר אותו מ-</text:span><text:span text:style-name="T36">j</text:span><text:span text:style-name="T26"> ל-</text:span><text:span text:style-name="T36">i</text:span><text:span text:style-name="T26">. המכפלה בחלוקה החדשה <text:s/>שווה-או-קטנה מהמכפלה בחלוקה הקודמת, ולכן:</text:span></text:p>
      <text:p text:style-name="P33"><text:span text:style-name="T51">[V</text:span><text:span text:style-name="T18">i</text:span><text:span text:style-name="T51">(X</text:span><text:span text:style-name="T18">i</text:span><text:span text:style-name="T51">)+V</text:span><text:span text:style-name="T18">i</text:span><text:span text:style-name="T51">(g)]*[V</text:span><text:span text:style-name="T18">j</text:span><text:span text:style-name="T51">(X</text:span><text:span text:style-name="T18">j</text:span><text:span text:style-name="T51">)-V</text:span><text:span text:style-name="T18">j</text:span><text:span text:style-name="T51">(g)] <text:s text:c="3"/>≤ <text:s text:c="3"/>V</text:span><text:span text:style-name="T18">i</text:span><text:span text:style-name="T51">(X</text:span><text:span text:style-name="T18">i</text:span><text:span text:style-name="T51">)*V</text:span><text:span text:style-name="T18">j</text:span><text:span text:style-name="T51">(X</text:span><text:span text:style-name="T18">j</text:span><text:span text:style-name="T51">)</text:span></text:p>
      <text:p text:style-name="P31"><text:span text:style-name="T36">→ <text:s/>V</text:span><text:span text:style-name="T17">j</text:span><text:span text:style-name="T36">(X</text:span><text:span text:style-name="T17">j</text:span><text:span text:style-name="T36">) * V</text:span><text:span text:style-name="T17">i</text:span><text:span text:style-name="T36">(g) / V</text:span><text:span text:style-name="T17">j</text:span><text:span text:style-name="T36">(g) <text:s text:c="3"/>≤ <text:s text:c="3"/>V</text:span><text:span text:style-name="T17">i</text:span><text:span text:style-name="T36">(X</text:span><text:span text:style-name="T17">i</text:span><text:span text:style-name="T36">) + V</text:span><text:span text:style-name="T17">i</text:span><text:span text:style-name="T36">(g)</text:span></text:p>
      <text:p text:style-name="P21"><text:span text:style-name="T15">→</text:span><text:span text:style-name="T36"> <text:s/>V</text:span><text:span text:style-name="T17">j</text:span><text:span text:style-name="T36">(X</text:span><text:span text:style-name="T17">j</text:span><text:span text:style-name="T36">) * V</text:span><text:span text:style-name="T17">i</text:span><text:span text:style-name="T36">(g) / V</text:span><text:span text:style-name="T17">j</text:span><text:span text:style-name="T36">(g) <text:s text:c="3"/>≤ <text:s text:c="3"/>V</text:span><text:span text:style-name="T17">i</text:span><text:span text:style-name="T36">(X</text:span><text:span text:style-name="T17">i</text:span><text:span text:style-name="T36">) + V</text:span><text:span text:style-name="T17">i</text:span><text:span text:style-name="T36">(g) </text:span></text:p>
      <text:p text:style-name="P27"><text:span text:style-name="T26">יחס הערכים של g הוא הכי גדול ב-</text:span><text:span text:style-name="T36">X</text:span><text:span text:style-name="T17">j</text:span><text:span text:style-name="T26">, ולכן:</text:span></text:p>
      <text:p text:style-name="P31"><text:span text:style-name="T36">V</text:span><text:span text:style-name="T17">i </text:span><text:span text:style-name="T36">(X</text:span><text:span text:style-name="T17">j </text:span><text:span text:style-name="T36">) / V</text:span><text:span text:style-name="T17">j </text:span><text:span text:style-name="T36">(X</text:span><text:span text:style-name="T17">j </text:span><text:span text:style-name="T36">) <text:s text:c="3"/>≤ <text:s text:c="3"/>V</text:span><text:span text:style-name="T17">i</text:span><text:span text:style-name="T36">(g) / V</text:span><text:span text:style-name="T17">j</text:span><text:span text:style-name="T36">(g) <text:s text:c="4"/></text:span></text:p>
      <text:p text:style-name="P29"><text:tab/><text:tab/><text:tab/><text:tab/><text:tab/><text:tab/><text:span text:style-name="T117">[הסבר מפורט על שורה זו נמצא בנספח]</text:span></text:p>
      <text:p text:style-name="P28">מציבים למעלה ומקבלים:</text:p>
      <text:p text:style-name="P31"><text:span text:style-name="T36">V</text:span><text:span text:style-name="T17">i </text:span><text:span text:style-name="T36">(X</text:span><text:span text:style-name="T17">j </text:span><text:span text:style-name="T36">) <text:s text:c="3"/>≤ <text:s text:c="5"/>V</text:span><text:span text:style-name="T17">i</text:span><text:span text:style-name="T36">(X</text:span><text:span text:style-name="T17">i</text:span><text:span text:style-name="T36">) + V</text:span><text:span text:style-name="T17">i</text:span><text:span text:style-name="T36">(g) V</text:span><text:span text:style-name="T17">i </text:span><text:span text:style-name="T36">(X</text:span><text:span text:style-name="T17">j </text:span><text:span text:style-name="T36">) - V</text:span><text:span text:style-name="T17">i</text:span><text:span text:style-name="T36">(g) <text:s text:c="4"/>≤ <text:s text:c="5"/>V</text:span><text:span text:style-name="T17">i</text:span><text:span text:style-name="T36">(X</text:span><text:span text:style-name="T17">i</text:span><text:span text:style-name="T36">)</text:span></text:p>
      <text:p text:style-name="P27"><text:span text:style-name="T26">מכאן: אם מורידים את </text:span><text:span text:style-name="T36">g</text:span><text:span text:style-name="T26"> מהסל של </text:span><text:span text:style-name="T36">j</text:span><text:span text:style-name="T26">, אז </text:span><text:span text:style-name="T36">i</text:span><text:span text:style-name="T26"> כבר לא מקנא. </text:span><text:span text:style-name="T33"><text:s text:c="10"/></text:span><text:span text:style-name="T26"><text:s/>*** </text:span></text:p>
      <text:p text:style-name="P9"><text:span text:style-name="T82">ה</text:span><text:span text:style-name="T74">בננו שהחלוקה ה”אידיאלית” של חפצים בדידים היא חלוקה הממקסמת את מכפלת הערכים. אבל איך מוצאים חלוקה כזאת? <text:s text:c="3"/></text:span><text:span text:style-name="T75"><text:s/></text:span><text:span text:style-name="T74"><text:s text:c="17"/></text:span><text:span text:style-name="T65">נסמן: <text:s text:c="6"/></text:span></text:p>
      <text:p text:style-name="P22"><text:span text:style-name="T53">V</text:span><text:span text:style-name="T20">i</text:span><text:span text:style-name="T21">,g</text:span><text:span text:style-name="T26">= Value of good</text:span><text:span text:style-name="T36"> g</text:span><text:span text:style-name="T26"> to player </text:span><text:span text:style-name="T36">i</text:span><text:span text:style-name="T26">.</text:span></text:p>
      <text:p text:style-name="P30"><text:soft-page-break/><text:span text:style-name="T36">x</text:span><text:span text:style-name="T20">i,g</text:span><text:span text:style-name="T26"> = quantity of good </text:span><text:span text:style-name="T36">g</text:span><text:span text:style-name="T26"> given to player </text:span><text:span text:style-name="T36">i</text:span><text:span text:style-name="T26">.</text:span></text:p>
      <text:p text:style-name="P8"><text:span text:style-name="T74">אנחנו רוצים לפתור בע</text:span><text:span text:style-name="T75">יית אופטימיזציה:</text:span></text:p>
      <text:p text:style-name="P25"><text:span text:style-name="T40">Maximize <text:s text:c="2"/></text:span><text:span text:style-name="T41">sum</text:span><text:span text:style-name="T57">i</text:span><text:span text:style-name="T41"> log</text:span><text:span text:style-name="T43"> </text:span><text:span text:style-name="T42">(</text:span><text:span text:style-name="T43">sum</text:span><text:span text:style-name="T58">g</text:span><text:span text:style-name="T43"> </text:span><text:span text:style-name="T44">(</text:span><text:span text:style-name="T59">x</text:span><text:span text:style-name="T22">i,g </text:span><text:span text:style-name="T55">*</text:span><text:span text:style-name="T54">V</text:span><text:span text:style-name="T22">i,g</text:span><text:span text:style-name="T42">)</text:span><text:span text:style-name="T44">)</text:span></text:p>
      <text:p text:style-name="P26"><text:span text:style-name="T44">s</text:span><text:span text:style-name="T36">uch that for all g: <text:s text:c="3"/>sum</text:span><text:span text:style-name="T56">i</text:span><text:span text:style-name="T52"> x</text:span><text:span text:style-name="T56">ig</text:span><text:span text:style-name="T52"> = 1</text:span></text:p>
      <text:p text:style-name="P8"><text:span text:style-name="T74">כאשר ה-</text:span><text:span text:style-name="T65">x</text:span><text:span text:style-name="T81">i,g </text:span><text:span text:style-name="T65"><text:s/>רציפים, זה קל.</text:span><text:span text:style-name="T67"> </text:span><text:span text:style-name="T65">כאשר ה-x</text:span><text:span text:style-name="T81">i,g </text:span><text:span text:style-name="T65"><text:s/>בדידים, זה קשה!</text:span></text:p>
      <text:p text:style-name="P10"><text:span text:style-name="T66">במאמר</text:span><text:span text:style-name="T68"> </text:span><text:span text:style-name="T69">מ-2016 (ראו "מקורות") ישנו טריק המאפשר לפתור בעיה זו בזמן סביר, </text:span><text:span text:style-name="T73">כאשר כל אחד מהערכים מוגבל למספר בין 1 ל-1000</text:span><text:span text:style-name="T69">. <text:s/>כיוון שממשק-המשתמש באתר שלהם (</text:span><text:span text:style-name="T115">http://www.spliddit.org/apps/goods</text:span><text:span text:style-name="T69">) ממילא מאפשר להכניס רק ערכים בין 1 ל-1000, האלגוריתם עובד על כל קלט </text:span><text:span text:style-name="T71">מציאותי</text:span><text:span text:style-name="T69">.</text:span></text:p>
      <text:p text:style-name="P18"><text:span text:style-name="T65">יש כאן </text:span><text:span text:style-name="T70">דרך חשיבה</text:span><text:span text:style-name="T65"> מעניינת: אם מסתכלים על הבעיה כבעיה תיאורטית בלבד, ומנסים לפתור אותה לכל הקלטים האפשריים - זה מאד קשה. אבל אם מסתכלים עליה כבעיה מעשית, ומנסים לפתור אותה רק עבור הקלטים שבני-אדם בפועל מזינים לאלגוריתם - הבעיה נעשית פתירה</text:span><text:span text:style-name="T72">!</text:span></text:p>
      <text:p text:style-name="P17"/>
      <text:p text:style-name="P7">נספח</text:p>
      <text:p text:style-name="P44">בהוכחה למעלה השתמשנו בטענה הבאה.</text:p>
      <text:p text:style-name="P40"/>
      <text:p text:style-name="P42"><text:span text:style-name="T122">טענה</text:span><text:span text:style-name="T119">. נתונה קבוצת חפצים </text:span><text:span text:style-name="T83">X</text:span><text:span text:style-name="T89">j</text:span><text:span text:style-name="T120">. יהי g חפץ כלשהו בסל, שעבורו היחס: </text:span><text:span text:style-name="T83">V</text:span><text:span text:style-name="T89">i</text:span><text:span text:style-name="T120">(g)/</text:span><text:span text:style-name="T83">V</text:span><text:span text:style-name="T89">j</text:span><text:span text:style-name="T120">(g) <text:s text:c="2"/>גדול ביותר. <text:s/>אז:</text:span></text:p>
      <text:p text:style-name="P32"><text:span text:style-name="T61">V</text:span><text:span text:style-name="T19">i</text:span><text:span text:style-name="T61">(X</text:span><text:span text:style-name="T19">j</text:span><text:span text:style-name="T61">) / V</text:span><text:span text:style-name="T19">j</text:span><text:span text:style-name="T61">(X</text:span><text:span text:style-name="T19">j</text:span><text:span text:style-name="T61">) <text:s text:c="3"/>≤ <text:s text:c="3"/>V</text:span><text:span text:style-name="T19">i</text:span><text:span text:style-name="T61">(g)/V</text:span><text:span text:style-name="T19">j</text:span><text:span text:style-name="T61">(g)</text:span></text:p>
      <text:p text:style-name="P41"><text:span text:style-name="T123">הוכחת הטענה</text:span>:</text:p>
      <text:p text:style-name="P45">נסמן את יחס הערכים של כל חפץ g ב r(g).</text:p>
      <text:p text:style-name="P45">נכתוב את שני ערכי הסלים בצד שמאל כסכומים:</text:p>
      <text:p text:style-name="P24"><text:span text:style-name="T86">V</text:span><text:span text:style-name="T92">i</text:span><text:span text:style-name="T86">(X</text:span><text:span text:style-name="T92">j</text:span><text:span text:style-name="T86">)</text:span><text:span text:style-name="T83"> </text:span><text:span text:style-name="T84">= </text:span><text:span text:style-name="T87">sum </text:span><text:span text:style-name="T96">h in Xj </text:span><text:span text:style-name="T99"><text:s/></text:span><text:span text:style-name="T110">V</text:span><text:span text:style-name="T90">i</text:span><text:span text:style-name="T99">(h) = </text:span><text:span text:style-name="T104">sum </text:span><text:span text:style-name="T98">h in Xj </text:span><text:span text:style-name="T105"><text:s/>r(</text:span><text:span text:style-name="T106">h</text:span><text:span text:style-name="T105">)*</text:span><text:span text:style-name="T112">V</text:span><text:span text:style-name="T93">j</text:span><text:span text:style-name="T105">(h)</text:span></text:p>
      <text:p text:style-name="P23"><text:span text:style-name="T86">V</text:span><text:span text:style-name="T92">j</text:span><text:span text:style-name="T86">(X</text:span><text:span text:style-name="T92">j</text:span><text:span text:style-name="T86">)</text:span><text:span text:style-name="T83"> <text:s text:c="17"/></text:span><text:span text:style-name="T85">= </text:span><text:span text:style-name="T88">sum </text:span><text:span text:style-name="T98">h in Xj </text:span><text:span text:style-name="T105"><text:s/></text:span><text:span text:style-name="T112">V</text:span><text:span text:style-name="T93">j</text:span><text:span text:style-name="T105">(h)</text:span></text:p>
      <text:p text:style-name="P47"/>
      <text:p text:style-name="P20"><text:span text:style-name="T107">מכאן נובע, שהמנה בצד שמאל: </text:span><text:span text:style-name="T113">V</text:span><text:span text:style-name="T94">i</text:span><text:span text:style-name="T113">(X</text:span><text:span text:style-name="T94">j</text:span><text:span text:style-name="T113">) / V</text:span><text:span text:style-name="T94">j</text:span><text:span text:style-name="T113">(X</text:span><text:span text:style-name="T94">j</text:span><text:span text:style-name="T113">)</text:span><text:span text:style-name="T107"> </text:span><text:span text:style-name="T108">, </text:span><text:span text:style-name="T107">היא </text:span><text:span text:style-name="T114">ממוצע משוקלל </text:span><text:span text:style-name="T107">של הערכים r(h), כאשר המשקל של כל ערך r(h) הוא </text:span><text:span text:style-name="T113">V</text:span><text:span text:style-name="T95">j</text:span><text:span text:style-name="T109">(h) <text:s text:c="3"/></text:span><text:span text:style-name="T107">(ממוצע משוקלל = סכום הערכים כפול המשקלים, מחולק בסכום המשקלים).</text:span></text:p>
      <text:p text:style-name="P47"/>
      <text:p text:style-name="P19"><text:span text:style-name="T102">כל ממוצע משוקלל של ערכים, קטן או שווה מהערך המקסימלי. </text:span><text:span text:style-name="T101">לכן</text:span><text:span text:style-name="T102">:</text:span></text:p>
      <text:p text:style-name="P34"><text:span text:style-name="T110">V</text:span><text:span text:style-name="T90">i</text:span><text:span text:style-name="T110">(X</text:span><text:span text:style-name="T90">j</text:span><text:span text:style-name="T110">) / V</text:span><text:span text:style-name="T90">j</text:span><text:span text:style-name="T110">(X</text:span><text:span text:style-name="T90">j</text:span><text:span text:style-name="T110">) <text:s text:c="3"/>≤ <text:s text:c="2"/></text:span><text:span text:style-name="T103">max </text:span><text:span text:style-name="T97">h </text:span><text:span text:style-name="T96">in Xj </text:span><text:span text:style-name="T99"><text:s/>r(</text:span><text:span text:style-name="T100">h</text:span><text:span text:style-name="T99">)*</text:span><text:span text:style-name="T110">V</text:span><text:span text:style-name="T91">j</text:span><text:span text:style-name="T99">(h) </text:span><text:span text:style-name="T101">= </text:span><text:span text:style-name="T110"><text:s/></text:span><text:span text:style-name="T111">r</text:span><text:span text:style-name="T110">(g)</text:span></text:p>
      <text:p text:style-name="P43"><text:span text:style-name="T118">כיוון ש-</text:span><text:span text:style-name="T121">g</text:span><text:span text:style-name="T118"> הוגדר כחפץ שהיחס r(g) עבורו הוא מקסימלי. <text:s text:c="3"/>***</text:span></text:p>
      <text:p text:style-name="P46"/>
      <text:p text:style-name="P46"/>
      <text:p text:style-name="P6">מקורות</text:p>
      <text:list xml:id="list1367788256" text:style-name="L1">
        <text:list-item>
          <text:p text:style-name="P50"><text:span text:style-name="Citation"><text:span text:style-name="T63">Lipton, R. J.; Markakis, E.; Mossel, E.; Saberi, A. (2004). "On approximately fair allocations of indivisible goods". Proceedings of the 5th ACM conference on Electronic commerce - EC '04. p. 125. </text:span>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<text:span text:style-name="T63">:</text:span></text:span><text:a xlink:type="simple" xlink:href="https://doi.org/10.1145%2F988772.988792" text:style-name="Internet_20_link" text:visited-style-name="Visited_20_Internet_20_Link"><text:span text:style-name="Citation">10.1145/988772.988792</text:span></text:a><text:span text:style-name="Citation"><text:span text:style-name="T63">.</text:span></text:span><text:span text:style-name="Citation"><text:span text:style-name="T64"> - אלגוריתם מעגלי הקנאה</text:span></text:span></text:p>
        </text:list-item>
        <text:list-item>
          <text:p text:style-name="P50"><text:soft-page-break/><text:span text:style-name="Citation"><text:span text:style-name="T63">Caragiannis, Ioannis; Kurokawa, David; Moulin, Hervé; Procaccia, Ariel D.; Shah, Nisarg; Wang, Junxing (2016). The Unreasonable Fairness of Maximum Nash Welfare. Proceedings of the 2016 ACM Conference on Economics and Computation - EC '16. p. 305. </text:span>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<text:span text:style-name="T63">:</text:span></text:span><text:a xlink:type="simple" xlink:href="https://doi.org/10.1145%2F2940716.2940726" text:style-name="Internet_20_link" text:visited-style-name="Visited_20_Internet_20_Link"><text:span text:style-name="Citation">10.1145/2940716.2940726</text:span></text:a><text:span text:style-name="Citation"><text:span text:style-name="T63">. </text:span></text:span><text:a xlink:type="simple" xlink:href="https://en.wikipedia.org/wiki/International_Standard_Book_Number" text:style-name="Internet_20_link" text:visited-style-name="Visited_20_Internet_20_Link"><text:span text:style-name="Citation">ISBN</text:span></text:a><text:span text:style-name="Citation"><text:span text:style-name="T63"> </text:span></text:span><text:a xlink:type="simple" xlink:href="https://en.wikipedia.org/wiki/Special:BookSources/9781450339360" text:style-name="Internet_20_link" text:visited-style-name="Visited_20_Internet_20_Link"><text:span text:style-name="Citation">9781450339360</text:span></text:a><text:span text:style-name="Citation"><text:span text:style-name="T63">.</text:span></text:span><text:span text:style-name="Citation"><text:span text:style-name="T64"> - אלגוריתם מיקסום המכפלה</text:span></text:span></text:p>
        </text:list-item>
      </text:list>
      <text:list xml:id="list2680807359" text:style-name="L2">
        <text:list-header>
          <text:p text:style-name="P51"/>
          <text:p text:style-name="P51">‏</text:p>
        </text:list-header>
      </text:list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3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" svg:font-family="'Nachlieli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3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3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3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style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style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4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1-19T18:17:21.287000000</dc:date>
    <meta:editing-duration>P14DT23H54M13S</meta:editing-duration>
    <meta:editing-cycles>1629</meta:editing-cycles>
    <meta:document-statistic meta:table-count="0" meta:image-count="0" meta:object-count="0" meta:page-count="4" meta:paragraph-count="75" meta:word-count="957" meta:character-count="5444" meta:non-whitespace-character-count="4376"/>
  </office:meta>
</office:document-meta>
</file>